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c1c1" style:text-align-source="fix" style:repeat-content="false" fo:border="0.74pt solid #000000" style:shrink-to-fit="tru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shrink-to-fit="true"/>
      <style:paragraph-properties fo:text-align="start" fo:margin-left="0cm"/>
    </style:style>
    <style:style style:name="ce4" style:family="table-cell" style:parent-style-name="Default">
      <style:table-cell-properties style:shrink-to-fit="true"/>
    </style:style>
    <style:style style:name="ce5" style:family="table-cell" style:parent-style-name="Default">
      <style:table-cell-properties fo:background-color="#c2c1c1" style:text-align-source="fix" style:repeat-content="false" fo:border="0.74pt solid #000000" style:shrink-to-fit="tru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</style:style>
    <style:style style:name="ce8" style:family="table-cell" style:parent-style-name="Default" style:data-style-name="N104">
      <style:table-cell-properties style:text-align-source="fix" style:repeat-content="false" fo:border="0.74pt solid #000000" style:shrink-to-fit="true" style:vertical-align="middle"/>
      <style:paragraph-properties fo:text-align="center" fo:margin-left="0cm"/>
    </style:style>
    <style:style style:name="ce19" style:family="table-cell" style:parent-style-name="Default" style:data-style-name="N106">
      <style:table-cell-properties fo:background-color="#c2c1c1" style:text-align-source="fix" style:repeat-content="false" fo:border="0.74pt solid #000000" style:shrink-to-fit="true" style:vertical-align="middle"/>
      <style:paragraph-properties fo:text-align="center" fo:margin-left="0cm"/>
    </style:style>
    <style:style style:name="ce20" style:family="table-cell" style:parent-style-name="Default" style:data-style-name="N107">
      <style:table-cell-properties fo:background-color="#c2c1c1" style:text-align-source="fix" style:repeat-content="false" fo:border="0.74pt solid #000000" style:shrink-to-fit="true" style:vertical-align="middle"/>
      <style:paragraph-properties fo:text-align="center" fo:margin-left="0cm"/>
    </style:style>
    <style:style style:name="ce10" style:family="table-cell" style:parent-style-name="Default">
      <style:table-cell-properties fo:border="none"/>
    </style:style>
    <style:style style:name="gr1" style:family="graphic">
      <style:graphic-properties draw:stroke="none" svg:stroke-color="#000000" draw:fill="none" draw:fill-color="#ffffff" fo:min-height="5.064cm"/>
      <style:text-properties fo:font-family="arial" style:font-family-generic="swiss" fo:font-size="12pt" style:font-family-complex="arial" style:font-family-generic-complex="swiss"/>
    </style:style>
    <style:style style:name="P1" style:family="paragraph">
      <loext:graphic-properties draw:fill="none" draw:fill-color="#ffffff"/>
      <style:paragraph-properties style:writing-mode="lr-tb"/>
      <style:text-properties fo:font-family="arial" style:font-family-generic="swiss" fo:font-size="12pt" style:font-family-complex="arial" style:font-family-generic-complex="swiss"/>
    </style:style>
    <style:style style:name="T1" style:family="text">
      <style:text-properties fo:font-family="arial" style:font-family-generic="swiss" fo:font-size="12pt" fo:font-weight="bold" style:font-weight-asian="bold" style:font-family-complex="arial" style:font-family-generic-complex="swiss" style:font-weight-complex="bold"/>
    </style:style>
    <style:style style:name="T2" style:family="text">
      <style:text-properties fo:font-family="arial" style:font-family-generic="swiss" fo:font-size="12pt" style:font-family-complex="arial" style:font-family-generic-complex="swiss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name="Text Frame 2" draw:style-name="gr1" draw:text-style-name="P1" svg:width="24.386cm" svg:height="8.042cm" svg:x="0.127cm" svg:y="0.773cm">
            <draw:text-box>
              <text:p><text:span text:style-name="T1">EJERCICIO 3</text:span></text:p>
              <text:p><text:span text:style-name="T1"/></text:p>
              <text:p><text:span text:style-name="T2">La empresa WTC SA vende libros, entregándolos en el domicilio del cliente y cargándoles el costo del despacho en </text:span></text:p>
              <text:p><text:span text:style-name="T2">la factura respectiva.</text:span></text:p>
              <text:p><text:span text:style-name="T2"/></text:p>
              <text:p><text:span text:style-name="T2">Los despachos pueden ser aéreos o terrestres, dependiendo de la urgencia del cliente y la disponibilidad de</text:span></text:p>
              <text:p><text:span text:style-name="T2">medios de transporte.</text:span></text:p>
              <text:p><text:span text:style-name="T2"/></text:p>
              <text:p><text:span text:style-name="T2">Por vía aérea la tarifa es de $ 2 por kg., hasta 10 kgs. de peso, y de $ 1,50 por cada kilo excedente.</text:span></text:p>
              <text:p><text:span text:style-name="T2"/></text:p>
              <text:p><text:span text:style-name="T2">Si el envío es por tierra la tarifa es de $ 1,50 por kg. Hasta 10 kgs. de peso, y de $ 1 por cada kilo excedente.</text:span></text:p>
              <text:p><text:span text:style-name="T2"/></text:p>
              <text:p><text:span text:style-name="T2">El cargo mínimo por vía aérea es de $ 4,00, y de $ 3,00 si es por tierra.</text:span></text:p>
              <text:p><text:span text:style-name="T2"/></text:p>
              <text:p><text:span text:style-name="T2">En los envíos terrestres a más de 200 kms. el cargo por kg. y el mínimo se incrementan en un 20%.</text:span></text:p>
              <text:p><text:span text:style-name="T2"/></text:p>
              <text:p><text:span text:style-name="T2">Se pide: confeccionar la tabla de decisión que permitan calcular el cargo por despacho.</text:span></text:p>
            </draw:text-box>
          </draw:frame>
        </table:shapes>
        <table:table-column table:style-name="co1" table:number-columns-repeated="15" table:default-cell-style-name="Default"/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8"/>
          <table:table-cell table:style-name="ce10" table:number-columns-repeated="7"/>
        </table:table-row>
        <table:table-row table:style-name="ro1">
          <table:table-cell table:number-columns-repeated="8"/>
          <table:table-cell table:style-name="ce10"/>
          <table:table-cell table:number-columns-repeated="2"/>
          <table:table-cell table:style-name="ce10" table:number-columns-repeated="4"/>
        </table:table-row>
        <table:table-row table:style-name="ro1">
          <table:table-cell table:number-columns-repeated="8"/>
          <table:table-cell table:style-name="ce10" table:number-columns-repeated="7"/>
        </table:table-row>
        <table:table-row table:style-name="ro1" table:number-rows-repeated="6">
          <table:table-cell table:number-columns-repeated="11"/>
          <table:table-cell table:style-name="ce10" table:number-columns-repeated="4"/>
        </table:table-row>
        <table:table-row table:style-name="ro1">
          <table:table-cell table:style-name="ce1" office:value-type="string" calcext:value-type="string">
            <text:p>Despachos aereos (A)</text:p>
          </table:table-cell>
          <table:table-cell table:style-name="ce5" office:value-type="string" calcext:value-type="string">
            <text:p>Coste €</text:p>
          </table:table-cell>
          <table:table-cell/>
          <table:table-cell table:style-name="ce5" office:value-type="string" calcext:value-type="string">
            <text:p>Despachos 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&lt; = 10Kg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5"/>
          <table:table-cell table:style-name="ce6" office:value-type="string" calcext:value-type="string">
            <text:p>&lt; = 10Kg</text:p>
          </table:table-cell>
          <table:table-cell table:style-name="ce6" office:value-type="string" calcext:value-type="string">
            <text:p>por Kg excedente </text:p>
          </table:table-cell>
          <table:table-cell table:style-name="ce6" office:value-type="string" calcext:value-type="string">
            <text:p>Cargo mínimo</text:p>
          </table:table-cell>
          <table:table-cell table:style-name="ce6" office:value-type="string" calcext:value-type="string">
            <text:p>&lt; = 10Kg</text:p>
          </table:table-cell>
          <table:table-cell table:style-name="ce6" office:value-type="string" calcext:value-type="string">
            <text:p>por Kg excedente </text:p>
          </table:table-cell>
          <table:table-cell table:style-name="ce6" office:value-type="string" calcext:value-type="string">
            <text:p>Cargo mínimo</text:p>
          </table:table-cell>
          <table:table-cell table:style-name="ce6" office:value-type="string" calcext:value-type="string">
            <text:p>más 200km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or Kg excedente </text:p>
          </table:table-cell>
          <table:table-cell table:style-name="ce6" office:value-type="float" office:value="1.5" calcext:value-type="float">
            <text:p>1,5</text:p>
          </table:table-cell>
          <table:table-cell/>
          <table:table-cell table:style-name="ce19" office:value-type="currency" office:currency="EUR" office:value="1" calcext:value-type="currency">
            <text:p>1,0 €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Cargo mínimo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19" office:value-type="currency" office:currency="EUR" office:value="2" calcext:value-type="currency">
            <text:p>2,0 €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number-columns-repeated="4"/>
        </table:table-row>
        <table:table-row table:style-name="ro1">
          <table:table-cell table:style-name="ce3"/>
          <table:table-cell table:style-name="ce7"/>
          <table:table-cell/>
          <table:table-cell table:style-name="ce19" office:value-type="currency" office:currency="EUR" office:value="1.5" calcext:value-type="currency">
            <text:p>1,5 €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Despachos terrestres (B)</text:p>
          </table:table-cell>
          <table:table-cell table:style-name="ce5" office:value-type="string" calcext:value-type="string">
            <text:p>Coste €</text:p>
          </table:table-cell>
          <table:table-cell/>
          <table:table-cell table:style-name="ce19" office:value-type="currency" office:currency="EUR" office:value="3" calcext:value-type="currency">
            <text:p>3,0 €</text:p>
          </table:table-cell>
          <table:table-cell table:style-name="ce6" table:number-columns-repeated="5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2" office:value-type="string" calcext:value-type="string">
            <text:p>&lt; = 10Kg</text:p>
          </table:table-cell>
          <table:table-cell table:style-name="ce6" office:value-type="float" office:value="1.5" calcext:value-type="float">
            <text:p>1,5</text:p>
          </table:table-cell>
          <table:table-cell/>
          <table:table-cell table:style-name="ce19" office:value-type="currency" office:currency="EUR" office:value="4" calcext:value-type="currency">
            <text:p>4,0 €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por Kg excedente 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20" office:value-type="percentage" office:value="0.2" calcext:value-type="percentage">
            <text:p>20%</text:p>
          </table:table-cell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argo mínimo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ás 200km</text:p>
          </table:table-cell>
          <table:table-cell table:style-name="ce8" office:value-type="percentage" office:value="0.2" calcext:value-type="percentage">
            <text:p>20,00%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/>
          <table:table-cell table:style-name="ce4" table:number-columns-repeated="4"/>
          <table:table-cell table:number-columns-repeated="7"/>
        </table:table-row>
        <table:table-row table:style-name="ro1">
          <table:table-cell table:style-name="ce4" table:number-columns-repeated="8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number:currency-style style:name="N106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percentage-style style:name="N104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9:10:25.072768216</meta:creation-date>
    <dc:date>2024-01-17T18:12:46.970711813</dc:date>
    <meta:editing-duration>PT22M14S</meta:editing-duration>
    <meta:editing-cycles>6</meta:editing-cycles>
    <meta:generator>LibreOffice/7.3.7.2$Linux_X86_64 LibreOffice_project/30$Build-2</meta:generator>
    <meta:document-statistic meta:table-count="1" meta:cell-count="46" meta:object-count="1"/>
  </office:meta>
</office:document-meta>
</file>